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0fec" officeooo:paragraph-rsid="00030fec"/>
    </style:style>
    <style:style style:name="P2" style:family="paragraph" style:parent-style-name="Standard">
      <style:paragraph-properties fo:text-align="start" style:justify-single-word="false"/>
      <style:text-properties officeooo:rsid="00030fec" officeooo:paragraph-rsid="00030fec"/>
    </style:style>
    <style:style style:name="P3" style:family="paragraph" style:parent-style-name="Standard">
      <style:paragraph-properties fo:text-align="start" style:justify-single-word="false"/>
      <style:text-properties officeooo:rsid="0004c6da" officeooo:paragraph-rsid="0004c6da"/>
    </style:style>
    <style:style style:name="P4" style:family="paragraph" style:parent-style-name="Standard">
      <style:text-properties fo:font-size="12pt" officeooo:rsid="00030fec" officeooo:paragraph-rsid="00030fec" style:font-size-asian="12pt" style:font-size-complex="12pt"/>
    </style:style>
    <style:style style:name="P5" style:family="paragraph" style:parent-style-name="Standard">
      <style:text-properties fo:font-size="12pt" officeooo:rsid="0004c6da" officeooo:paragraph-rsid="0004c6da" style:font-size-asian="12pt" style:font-size-complex="12pt"/>
    </style:style>
    <style:style style:name="P6" style:family="paragraph" style:parent-style-name="Standard">
      <style:text-properties fo:font-size="12pt" fo:font-weight="bold" officeooo:rsid="00030fec" officeooo:paragraph-rsid="00030fec" style:font-size-asian="12pt" style:font-weight-asian="bold" style:font-size-complex="12pt" style:font-weight-complex="bold"/>
    </style:style>
    <style:style style:name="P7" style:family="paragraph" style:parent-style-name="Standard">
      <style:text-properties fo:font-size="12pt" fo:font-weight="bold" officeooo:rsid="00030fec" officeooo:paragraph-rsid="0004c6da" style:font-size-asian="12pt" style:font-weight-asian="bold" style:font-size-complex="12pt" style:font-weight-complex="bold"/>
    </style:style>
    <style:style style:name="P8" style:family="paragraph" style:parent-style-name="Standard">
      <style:text-properties fo:font-size="12pt" fo:font-weight="bold" officeooo:rsid="00030fec" officeooo:paragraph-rsid="00064bcc" style:font-size-asian="12pt" style:font-weight-asian="bold" style:font-size-complex="12pt" style:font-weight-complex="bold"/>
    </style:style>
    <style:style style:name="P9" style:family="paragraph" style:parent-style-name="Standard">
      <style:text-properties fo:font-size="12pt" fo:font-weight="bold" officeooo:rsid="00030fec" officeooo:paragraph-rsid="000a031f" style:font-size-asian="12pt" style:font-weight-asian="bold" style:font-size-complex="12pt" style:font-weight-complex="bold"/>
    </style:style>
    <style:style style:name="P10" style:family="paragraph" style:parent-style-name="Standard">
      <style:text-properties fo:font-size="12pt" fo:font-weight="bold" officeooo:rsid="0004c6da" officeooo:paragraph-rsid="0004c6da" style:font-size-asian="12pt" style:font-weight-asian="bold" style:font-size-complex="12pt" style:font-weight-complex="bold"/>
    </style:style>
    <style:style style:name="P11" style:family="paragraph" style:parent-style-name="Standard">
      <style:text-properties fo:font-size="12pt" fo:font-weight="bold" officeooo:rsid="0004c6da" officeooo:paragraph-rsid="00064bcc" style:font-size-asian="12pt" style:font-weight-asian="bold" style:font-size-complex="12pt" style:font-weight-complex="bold"/>
    </style:style>
    <style:style style:name="P12" style:family="paragraph" style:parent-style-name="Standard">
      <style:text-properties fo:font-size="12pt" fo:font-weight="bold" officeooo:rsid="000a031f" officeooo:paragraph-rsid="000a031f" style:font-size-asian="12pt" style:font-weight-asian="bold" style:font-size-complex="12pt" style:font-weight-complex="bold"/>
    </style:style>
    <style:style style:name="P13" style:family="paragraph" style:parent-style-name="Standard">
      <style:text-properties fo:font-size="12pt" fo:font-weight="bold" officeooo:rsid="000ca832" officeooo:paragraph-rsid="000ca832" style:font-size-asian="12pt" style:font-weight-asian="bold" style:font-size-complex="12pt" style:font-weight-complex="bold"/>
    </style:style>
    <style:style style:name="P14" style:family="paragraph" style:parent-style-name="Standard">
      <style:text-properties officeooo:paragraph-rsid="00089dd3"/>
    </style:style>
    <style:style style:name="P15" style:family="paragraph" style:parent-style-name="Standard">
      <style:paragraph-properties fo:padding="0.0291in" fo:border-left="none" fo:border-right="none" fo:border-top="none" fo:border-bottom="0.06pt solid #000000" style:join-border="false"/>
      <style:text-properties fo:font-size="12pt" fo:font-weight="bold" officeooo:rsid="00030fec" officeooo:paragraph-rsid="00064bcc" style:font-size-asian="12pt" style:font-weight-asian="bold" style:font-size-complex="12pt" style:font-weight-complex="bold"/>
    </style:style>
    <style:style style:name="P16" style:family="paragraph" style:parent-style-name="Text_20_body" style:list-style-name="L1"/>
    <style:style style:name="P17" style:family="paragraph" style:parent-style-name="Text_20_body">
      <style:paragraph-properties fo:text-align="start" style:justify-single-word="false"/>
      <style:text-properties officeooo:rsid="0004c6da" officeooo:paragraph-rsid="0004c6da"/>
    </style:style>
    <style:style style:name="P18" style:family="paragraph" style:parent-style-name="Text_20_body" style:list-style-name="L2"/>
    <style:style style:name="P19" style:family="paragraph" style:parent-style-name="Text_20_body">
      <style:paragraph-properties fo:margin-top="0in" fo:margin-bottom="0in" loext:contextual-spacing="false"/>
    </style:style>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2">
      <style:paragraph-properties fo:margin-top="0in" fo:margin-bottom="0in" loext:contextual-spacing="false"/>
    </style:style>
    <style:style style:name="P22" style:family="paragraph" style:parent-style-name="Heading_20_2">
      <style:paragraph-properties fo:text-align="start" style:justify-single-word="false"/>
      <style:text-properties officeooo:rsid="0004c6da" officeooo:paragraph-rsid="0004c6da"/>
    </style:style>
    <style:style style:name="P23" style:family="paragraph" style:parent-style-name="Heading_20_1">
      <style:paragraph-properties fo:text-align="start" style:justify-single-word="false"/>
      <style:text-properties officeooo:rsid="0004c6da" officeooo:paragraph-rsid="0004c6da"/>
    </style:style>
    <style:style style:name="T1" style:family="text">
      <style:text-properties fo:font-weight="bold" style:font-weight-asian="bold" style:font-weight-complex="bold"/>
    </style:style>
    <style:style style:name="T2" style:family="text">
      <style:text-properties officeooo:rsid="0004c6da"/>
    </style:style>
    <style:style style:name="T3" style:family="text">
      <style:text-properties style:font-name="Liberation Serif1" style:font-name-asian="Liberation Serif1" style:font-name-complex="Liberation Serif1"/>
    </style:style>
    <style:style style:name="T4" style:family="text">
      <style:text-properties officeooo:rsid="000608eb"/>
    </style:style>
    <style:style style:name="T5" style:family="text">
      <style:text-properties officeooo:rsid="00064bcc"/>
    </style:style>
    <style:style style:name="T6" style:family="text">
      <style:text-properties officeooo:rsid="00072d43"/>
    </style:style>
    <style:style style:name="T7" style:family="text">
      <style:text-properties fo:language="la" fo:country="VA" fo:font-style="italic" fo:font-weight="normal" style:font-style-asian="italic" style:font-weight-asian="normal" style:font-style-complex="italic" style:font-weight-complex="normal"/>
    </style:style>
    <style:style style:name="T8" style:family="text">
      <style:text-properties fo:language="la" fo:country="VA" fo:font-style="italic" fo:font-weight="normal" officeooo:rsid="00089dd3" style:font-style-asian="italic" style:font-weight-asian="normal" style:font-style-complex="italic" style:font-weight-complex="normal"/>
    </style:style>
    <style:style style:name="T9" style:family="text">
      <style:text-properties fo:language="la" fo:country="VA" fo:font-style="normal" officeooo:rsid="00089dd3" style:font-style-asian="normal" style:font-style-complex="normal"/>
    </style:style>
    <style:style style:name="T10" style:family="text">
      <style:text-properties fo:language="la" fo:country="VA" fo:font-style="normal" fo:font-weight="normal" officeooo:rsid="00089dd3" style:font-style-asian="normal" style:font-weight-asian="normal" style:font-style-complex="normal" style:font-weight-complex="normal"/>
    </style:style>
    <style:style style:name="T11" style:family="text">
      <style:text-properties fo:font-size="12pt" fo:font-weight="bold" officeooo:rsid="0004c6da" style:font-size-asian="12pt" style:font-weight-asian="bold" style:font-size-complex="12pt" style:font-weight-complex="bold"/>
    </style:style>
    <style:style style:name="T12" style:family="text">
      <style:text-properties fo:font-size="12pt" fo:font-weight="normal" officeooo:rsid="00072d43" style:font-size-asian="12pt" style:font-weight-asian="normal" style:font-size-complex="12pt" style:font-weight-complex="normal"/>
    </style:style>
    <style:style style:name="T13" style:family="text">
      <style:text-properties fo:font-size="12pt" fo:font-weight="normal" officeooo:rsid="00089dd3" style:font-size-asian="12pt" style:font-weight-asian="normal" style:font-size-complex="12pt" style:font-weight-complex="normal"/>
    </style:style>
    <style:style style:name="T14" style:family="text">
      <style:text-properties fo:font-style="italic" officeooo:rsid="000a031f" style:font-style-asian="italic" style:font-style-complex="italic"/>
    </style:style>
    <style:style style:name="T15" style:family="text">
      <style:text-properties officeooo:rsid="00089dd3"/>
    </style:style>
    <style:style style:name="T16" style:family="text">
      <style:text-properties fo:font-style="normal" officeooo:rsid="000a031f" style:font-style-asian="normal" style:font-style-complex="normal"/>
    </style:style>
    <style:style style:name="T17" style:family="text">
      <style:text-properties officeooo:rsid="000a031f"/>
    </style:style>
    <style:style style:name="T18" style:family="text">
      <style:text-properties officeooo:rsid="000beaaf"/>
    </style:style>
    <style:style style:name="T19" style:family="text">
      <style:text-properties officeooo:rsid="000ca83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span></text:p>
      <text:p text:style-name="P6">Start!</text:p>
      <text:p text:style-name="P6">---------------------</text:p>
      <text:p text:style-name="P6">Question One: <text:span text:style-name="T6">From what source is the fire of magic born into the hands of human casters?</text:span></text:p>
      <text:p text:style-name="P6">A. <text:span text:style-name="T6">Suffering.</text:span></text:p>
      <text:p text:style-name="P6">B. <text:span text:style-name="T6">Innate magic ability.</text:span></text:p>
      <text:p text:style-name="P6">C. <text:span text:style-name="T6">Deals with magical denizens.</text:span></text:p>
      <text:p text:style-name="P6">D. <text:span text:style-name="T6">All of the above.</text:span></text:p>
      <text:p text:style-name="P6">Question 1/<text:span text:style-name="T19">10</text:span></text:p>
      <text:p text:style-name="P10"/>
      <text:p text:style-name="P10">Correct Answer: <text:span text:style-name="T4">D</text:span></text:p>
      <text:p text:style-name="P14"><text:span text:style-name="T11">Incorrect Answer: </text:span><text:span text:style-name="T12">Supernatural </text:span><text:span text:style-name="T13">and cursed </text:span><text:span text:style-name="T12">creatures including the </text:span><text:bookmark text:name="tw-target-text"/><text:span text:style-name="T7">inmortuae, </text:span><text:span text:style-name="T8">lycanthropes, infernal, divine, sidhe et all </text:span><text:span text:style-name="T10">have innate magical abilities though they are o</text:span><text:span text:style-name="T9">ften limited in their innate ability. </text:span><text:span text:style-name="T10">The easiest, quickest, and most dangerous way to gain magical ability is through deals with these creatures.</text:span><text:span text:style-name="T9"> Humans on the other hand are mostly mundane, though sometimes in the case of severe mental illness or trauma magical power reawakens innate magical ability.</text:span></text:p>
      <text:p text:style-name="P10"/>
      <text:p text:style-name="P7">---------------------</text:p>
      <text:p text:style-name="P7"><text:span text:style-name="T2">Next</text:span></text:p>
      <text:p text:style-name="P7">---------------------</text:p>
      <text:p text:style-name="P6">Question Two: <text:span text:style-name="T4">Your local priest needs help performing an exorcism on a child. <text:s/>You suspect that this is a very high level possession </text:span><text:span text:style-name="T4"><text:note text:id="ftn0" text:note-class="endnote"><text:note-citation>i</text:note-citation><text:note-body><text:p text:style-name="Endnote"/></text:note-body></text:note></text:span><text:span text:style-name="T4">What is the only surest way to prevent the demon from jumping meat suits and possessing you instead?</text:span></text:p>
      <text:p text:style-name="P6"/>
      <text:p text:style-name="P6">A. <text:span text:style-name="T17">Wearing a symbol of my faith.</text:span></text:p>
      <text:p text:style-name="P6">B. <text:span text:style-name="T17">Never making eye contact.</text:span></text:p>
      <text:p text:style-name="P6">C. <text:span text:style-name="T17">Learning the name of the devil first.</text:span></text:p>
      <text:p text:style-name="P6">D. <text:span text:style-name="T18">Carving a Solomon seal into the body of the child.</text:span></text:p>
      <text:p text:style-name="P6"/>
      <text:p text:style-name="P12">Correct Answer: <text:span text:style-name="T18">D</text:span></text:p>
      <text:p text:style-name="P12"><text:line-break/>Incorrect Answer: </text:p>
      <text:p text:style-name="P12"/>
      <text:p text:style-name="P6">Question 2/<text:span text:style-name="T19">10</text:span></text:p>
      <text:p text:style-name="P8">---------------------</text:p>
      <text:p text:style-name="P8"><text:span text:style-name="T2">Next</text:span></text:p>
      <text:p text:style-name="P8">---------------------</text:p>
      <text:p text:style-name="P6">Question Three: You <text:span text:style-name="T4">are called in to investigate a pool at a local estate in which children have been being drowned.</text:span></text:p>
      <text:p text:style-name="P6"/>
      <text:p text:style-name="P6">A. “”</text:p>
      <text:p text:style-name="P6">B. “”</text:p>
      <text:p text:style-name="P6">C. “”</text:p>
      <text:p text:style-name="P6">D. “”</text:p>
      <text:p text:style-name="P6">Question 3/<text:span text:style-name="T19">10</text:span></text:p>
      <text:p text:style-name="P8">---------------------</text:p>
      <text:p text:style-name="P8"><text:span text:style-name="T2">Next</text:span></text:p>
      <text:p text:style-name="P8"><text:soft-page-break/>---------------------<text:line-break/>Question Four: <text:span text:style-name="T4">You have been commissioned to create an amulet meant to protect the wearer from Hell Hounds, what components do you use?</text:span></text:p>
      <text:p text:style-name="P6"/>
      <text:p text:style-name="P6">A. “”</text:p>
      <text:p text:style-name="P6">B. “”</text:p>
      <text:p text:style-name="P6">C. “”</text:p>
      <text:p text:style-name="P6">D. “”</text:p>
      <text:p text:style-name="P6">Question 4/<text:span text:style-name="T19">10</text:span></text:p>
      <text:p text:style-name="P6"/>
      <text:p text:style-name="P6">Question Five: <text:span text:style-name="T4">When confronted with an ancient text of unimaginable horror it is in your best interest to first:</text:span></text:p>
      <text:p text:style-name="P6"/>
      <text:p text:style-name="P6">A. <text:span text:style-name="T17">Put on giant, ogre, troll, dragon, golem or</text:span></text:p>
      <text:p text:style-name="P6">B. “”</text:p>
      <text:p text:style-name="P6">C. “”</text:p>
      <text:p text:style-name="P6">D. “”</text:p>
      <text:p text:style-name="P6">Question 5/<text:span text:style-name="T19">10</text:span></text:p>
      <text:p text:style-name="P8">---------------------</text:p>
      <text:p text:style-name="P8"><text:span text:style-name="T2">Next</text:span></text:p>
      <text:p text:style-name="P8">---------------------</text:p>
      <text:p text:style-name="P8">Question <text:span text:style-name="T5">Six</text:span>: <text:span text:style-name="T17">What does unholy mean?</text:span></text:p>
      <text:p text:style-name="P8"/>
      <text:p text:style-name="P8">A. “<text:span text:style-name="T2">My right eye.</text:span>”</text:p>
      <text:p text:style-name="P8">B. “<text:span text:style-name="T2">My left eye.</text:span>”</text:p>
      <text:p text:style-name="P8">C. “<text:span text:style-name="T2">Neither.</text:span>”</text:p>
      <text:p text:style-name="P8">D. <text:span text:style-name="T2">Pretend you don’t hear the question and walk away.</text:span></text:p>
      <text:p text:style-name="P8"/>
      <text:p text:style-name="P8">Question <text:span text:style-name="T19">6</text:span>/<text:span text:style-name="T19">10</text:span></text:p>
      <text:p text:style-name="P11"/>
      <text:p text:style-name="P11">Correct Answer: <text:span text:style-name="T4">D</text:span></text:p>
      <text:p text:style-name="P11">Incorrect Answer: </text:p>
      <text:p text:style-name="P8">---------------------</text:p>
      <text:p text:style-name="P8"><text:span text:style-name="T2">Next</text:span></text:p>
      <text:p text:style-name="P8">---------------------</text:p>
      <text:p text:style-name="P8">Question <text:span text:style-name="T5">Seven</text:span>: <text:span text:style-name="T17">What step can you take to mitigate the effects of Sidhe </text:span><text:span text:style-name="T14">glamour</text:span><text:span text:style-name="T17">?</text:span></text:p>
      <text:p text:style-name="P8"/>
      <text:p text:style-name="P8">A. <text:s/><text:span text:style-name="T17">Carrying salt in your pockets.</text:span></text:p>
      <text:p text:style-name="P8">B. <text:s/><text:span text:style-name="T17">A lead nail hidden on your person.</text:span></text:p>
      <text:p text:style-name="P8">C. <text:span text:style-name="T17">Turning your clothes inside out.</text:span></text:p>
      <text:p text:style-name="P8">D. <text:span text:style-name="T17">Wearing a symbol of my faith.</text:span></text:p>
      <text:p text:style-name="P8"/>
      <text:p text:style-name="P13">Correct Answer: C</text:p>
      <text:p text:style-name="P8"/>
      <text:p text:style-name="P8">Question <text:span text:style-name="T19">7</text:span>/<text:span text:style-name="T19">10</text:span></text:p>
      <text:p text:style-name="P8">---------------------</text:p>
      <text:p text:style-name="P15"><text:span text:style-name="T2">Next</text:span></text:p>
      <text:p text:style-name="P9"/>
      <text:p text:style-name="P9"/>
      <text:p text:style-name="P9"><text:soft-page-break/>Question <text:span text:style-name="T5">Eight</text:span>: <text:span text:style-name="T15">Which blood must you gather if you seek to cure the affliction of</text:span></text:p>
      <text:p text:style-name="P8"/>
      <text:p text:style-name="P8">A. “”</text:p>
      <text:p text:style-name="P8">B. “”</text:p>
      <text:p text:style-name="P8">C. “”</text:p>
      <text:p text:style-name="P8">D. “”</text:p>
      <text:p text:style-name="P8">Question <text:span text:style-name="T19">8/10</text:span></text:p>
      <text:p text:style-name="P8">---------------------</text:p>
      <text:p text:style-name="P8"><text:span text:style-name="T2">Next</text:span></text:p>
      <text:p text:style-name="P9">---------------------</text:p>
      <text:p text:style-name="P9"><text:line-break/>Question <text:span text:style-name="T5">Nine</text:span>: <text:span text:style-name="T4">You suspect that you have met a </text:span><text:span text:style-name="T16">lust creature through Tinder, though you are unsure if they are demonic or sidhe blooded. How should you attempt to make the creature reveal itself?</text:span></text:p>
      <text:p text:style-name="P8"/>
      <text:p text:style-name="P8">A. “”</text:p>
      <text:p text:style-name="P8">B. “”</text:p>
      <text:p text:style-name="P8">C. “”</text:p>
      <text:p text:style-name="P8">D. “”</text:p>
      <text:p text:style-name="P8">Question <text:span text:style-name="T19">9/10</text:span></text:p>
      <text:p text:style-name="P8"/>
      <text:p text:style-name="P8">Question <text:span text:style-name="T5">Ten</text:span>: <text:span text:style-name="T17">Symptoms of and cures for magical STD’s are as follows:</text:span></text:p>
      <text:p text:style-name="P8"/>
      <text:p text:style-name="P8">A. “”</text:p>
      <text:p text:style-name="P8">B. “”</text:p>
      <text:p text:style-name="P8">C. “”</text:p>
      <text:p text:style-name="P8">D. “”</text:p>
      <text:p text:style-name="P8">Question <text:span text:style-name="T19">10/10</text:span></text:p>
      <text:p text:style-name="P8">---------------------</text:p>
      <text:p text:style-name="P8"><text:span text:style-name="T2">Next</text:span></text:p>
      <text:p text:style-name="P8">---------------------</text:p>
      <text:p text:style-name="P4"/>
      <text:p text:style-name="P10">Try Again?</text:p>
      <text:p text:style-name="P5"/>
      <text:p text:style-name="P5">Yes/No</text:p>
      <text:p text:style-name="P4"/>
      <text:p text:style-name="P1"/>
      <text:p text:style-name="P1"/>
      <text:p text:style-name="P1"/>
      <text:p text:style-name="P1"/>
      <text:p text:style-name="P1"/>
      <text:p text:style-name="P2"/>
      <text:p text:style-name="P17"><text:span text:style-name="T3">The page header </text:span></text:p>
      <text:list xml:id="list96519692964226793" text:style-name="L1">
        <text:list-item>
          <text:p text:style-name="P20">The form input to add shopping list items </text:p>
        </text:list-item>
        <text:list-item>
          <text:p text:style-name="P16">The interface for displaying and interacting with individual items. </text:p>
        </text:list-item>
      </text:list>
      <text:p text:style-name="P3"><text:span text:style-name="T3"/></text:p>
      <text:p text:style-name="P3"><text:span text:style-name="T3"/></text:p>
      <text:p text:style-name="P3"><text:soft-page-break/><text:span text:style-name="T3">♠</text:span>The starting screen should have a button that users can click to start the quiz. (1 point)'<text:line-break/><text:span text:style-name="T3">♠</text:span>Users should be prompted through a series of at least 5 multiple choice questions that they can <text:span text:style-name="T3">a</text:span>nswer. (1 point)<text:line-break/><text:span text:style-name="T3">♠</text:span>Users should be asked questions one after the other.<text:line-break/><text:span text:style-name="T3">♠</text:span>Users should only be prompted with one question at a time. (1 point)<text:line-break/><text:span text:style-name="T3">♠</text:span>Users should not be able to skip questions. (1 point)<text:line-break/><text:span text:style-name="T3">♠</text:span>Users should be able to see which question they're on (for instance, "7 out of 10") and their current score ("5 correct, 2 incorrect"). (1 point)<text:line-break/><text:span text:style-name="T3">♠</text:span>Upon submitting an answer, users should:<text:line-break/><text:span text:style-name="T3">♠</text:span>receive textual feedback about their answer. If they were incorrect, they should be told the correct answer. (2 points)<text:line-break/><text:span text:style-name="T3">♠</text:span>be moved to the next question (or interact with an element to move on). (1 point)<text:line-break/><text:span text:style-name="T3">♠</text:span>Users should be shown their overall score at the end of the quiz. In other words, how many questions they got right out of the total questions asked. (1 point)<text:line-break/><text:span text:style-name="T3">♠</text:span>Users should be able to start a new game. (1 point)<text:line-break/></text:p>
      <text:h text:style-name="P22" text:outline-level="2"><text:bookmark text:name="html-first"/>HTML First</text:h>
      <text:p text:style-name="Text_20_body">Now that you have your app planned out, your first step will be to create a <text:span text:style-name="Emphasis">static</text:span> implementation — an HTML-only prototype — of the different pages (or views) of your app. Note that these are not separate HTML <text:span text:style-name="Emphasis">files</text:span>; they are just key parts of the app that take up most of or all of the page at one time. Having these in place before you write any JavaScript will make planning out the underlying application much easier, and you'll have less to write when you start working on JavaScript.</text:p>
      <text:p text:style-name="Text_20_body">We're going to offer suggestions for how to approach the 4 main views of your quiz app — your <text:span text:style-name="Emphasis">start page</text:span>, the <text:span text:style-name="Emphasis">question page</text:span>, the <text:span text:style-name="Emphasis">feedback page</text:span>, and the <text:span text:style-name="Emphasis">final page</text:span>. It's entirely up to you whether to work in a repl.it or in your local text editor. Either way, stick to HTML and try not to write any CSS just yet.</text:p>
      <text:h text:style-name="Heading_20_2" text:outline-level="2"><text:bookmark text:name="the-start-page"/>The start page</text:h>
      <text:p text:style-name="Text_20_body">This is the page that will introduce the concept of your quiz and prime users on what to expect. Simple text is enough here. What's the quiz going to be about? Are there any special instructions for taking it properly? It shouldn't need any, but remember that user instructions are an important part of design.</text:p>
      <text:p text:style-name="Text_20_body">Aside from the text, you'll need some kind of clickable element to move the user to the next page. This is what buttons are for so you'll probably want one of those.</text:p>
      <text:h text:style-name="Heading_20_2" text:outline-level="2"><text:bookmark text:name="the-question-page"/>The question page</text:h>
      <text:p text:style-name="Text_20_body">This is where the user will actually take the quiz. Because they're sending us data, it's best to use a form.</text:p>
      <text:p text:style-name="Text_20_body">There are a few good ways to structure this form. Radio inputs are a common, logical way to tell a user they should select one of a group of options, but you can also use individual buttons here if you want to. You should refer back to our <text:a xlink:type="simple" xlink:href="https://courses.thinkful.com/web-dev-001v1/uuid/bb290a80-132b-11e7-b7c6-e92fc386f753" office:target-frame-name="_blank" xlink:show="new" text:style-name="Internet_20_link" text:visited-style-name="Visited_20_Internet_20_Link">anatomy of forms</text:a> lesson for a refresher on form building best <text:soft-page-break/>practices. Remember that good structure is essential for an accessible application, and it will ultimately make your job easier!</text:p>
      <text:p text:style-name="Text_20_body">As we've said, this page should also tell users how far they are in the quiz. Text-based information, as always, is best here.</text:p>
      <text:h text:style-name="Heading_20_2" text:outline-level="2"><text:bookmark text:name="the-feedback-page"/>The feedback page</text:h>
      <text:p text:style-name="Text_20_body">Once the user answers a question, they have to know if they got it right or wrong, and what the correct answer was if they chose the wrong one.</text:p>
      <text:p text:style-name="Text_20_body">Although we're calling this the feedback <text:span text:style-name="Emphasis">page</text:span>, the user doesn't necessarily need to be taken to a whole new page: feedback can be shown at the same time as the question page — even somewhere on it. Whichever you choose, just remember that text-based information is key. Merely changing the right answer green, for instance, leaves out color-blind users. Saying "You got that right!" or "Sorry, the correct answer was..." is enough at this stage. You can <text:span text:style-name="Emphasis">enhance</text:span> this feedback with color or icons later.</text:p>
      <text:p text:style-name="Text_20_body">After a user is given feedback to a question, they should be able to advance to the next question. The question and feedback pages will repeat until the user has answered the last question and arrived at...</text:p>
      <text:h text:style-name="Heading_20_2" text:outline-level="2"><text:bookmark text:name="the-final-page"/>The final page</text:h>
      <text:p text:style-name="Text_20_body">This page will tell the user how well they did and allow them to restart the quiz if they want to. Starting the quiz over should completely reset the game and allow the user to play it again just like the first time (or with a new set of questions, which you could implement as a stretch goal once you get your app working).</text:p>
      <text:h text:style-name="Heading_20_2" text:outline-level="2"><text:bookmark text:name="get-started-"/>Get started!</text:h>
      <text:p text:style-name="Text_20_body">If you've followed this lesson closely, you should have a well-planned app ready for wireframing. You may find that the specific needs of your app don't exactly line up with our advice, and that's fine. When you're done, submit your work below.</text:p>
      <text:h text:style-name="P23" text:outline-level="1">Fully implement your quiz app</text:h>
      <text:p text:style-name="P19">Estimated Time: <text:span text:style-name="Strong_20_Emphasis">7-8 hours</text:span> </text:p>
      <text:p text:style-name="Horizontal_20_Line"/>
      <text:p text:style-name="Text_20_body">In this assignment, you'll fully implement the quiz app you wireframed in the previous assignment. You'll write JavaScript code to evaluate answers and lead users through each page of the app. You'll also create additional CSS to style your app.</text:p>
      <text:p text:style-name="Text_20_body">Keep in mind that this is the most difficult assignment so far in this course. If you get stuck, don't hesitate to reach out on Slack or to talk to your mentor. Remember, when you're learning with Thinkful, you never need to learn alone.</text:p>
      <text:p text:style-name="Text_20_body"><text:soft-page-break/>We'll leave it up to you if you develop your app locally or on repl.it. Either way, you'll need to make the final version of your app available on repl.it (using the <text:a xlink:type="simple" xlink:href="https://repl.it/languages/web_project" office:target-frame-name="_blank" xlink:show="new" text:style-name="Internet_20_link" text:visited-style-name="Visited_20_Internet_20_Link">web project environment</text:a>) so you can share it with your mentor and submit it for a code review.</text:p>
      <text:p text:style-name="Text_20_body">Note that <text:a xlink:type="simple" xlink:href="https://github.com/replit/repl.it/issues/182" office:target-frame-name="_blank" xlink:show="new" text:style-name="Internet_20_link" text:visited-style-name="Visited_20_Internet_20_Link">because of a bug with repl.it</text:a>, you must name your JavaScript file <text:span text:style-name="Source_20_Text">index.js</text:span> on that platform. If you choose to initially develop your app locally and use a different name (for instance, <text:span text:style-name="Source_20_Text">app.js</text:span>), on repl.it, be sure to paste the JavaScript code into an <text:span text:style-name="Source_20_Text">index.js</text:span> file, and link to it from <text:span text:style-name="Source_20_Text">index.html</text:span>.</text:p>
      <text:p text:style-name="Text_20_body">Here's the process we recommend:</text:p>
      <text:list xml:id="list1988764727379948373" text:style-name="L2">
        <text:list-item>
          <text:p text:style-name="P21">Refer back to the <text:a xlink:type="simple" xlink:href="https://courses.thinkful.com/web-dev-001v1/uuid/12b45f40-3c15-11e7-80f3-e5e64035f669#user-experience-requirements" office:target-frame-name="_blank" xlink:show="new" text:style-name="Internet_20_link" text:visited-style-name="Visited_20_Internet_20_Link">user stories</text:a> we asked you to consider in a previous lesson. Use them to keep sight of what features your app still needs as you go along. </text:p>
        </text:list-item>
        <text:list-item>
          <text:p text:style-name="P21">Next create function stubs with pseudo code in your JavaScript. </text:p>
        </text:list-item>
        <text:list-item>
          <text:p text:style-name="P21">One by one, fully implement each function. </text:p>
        </text:list-item>
        <text:list-item>
          <text:p text:style-name="P18">Once your application is working, add CSS styling to make it look good. </text:p>
        </text:list-item>
      </text:list>
      <text:p text:style-name="Text_20_body">It's important that your final design is accessible, but you don't have to do all the work for that yourself. <text:a xlink:type="simple" xlink:href="http://colorsafe.co/" office:target-frame-name="_blank" xlink:show="new" text:style-name="Internet_20_link" text:visited-style-name="Visited_20_Internet_20_Link">Colorsafe</text:a> will help you pick a good text color based on your choice of background, and <text:a xlink:type="simple" xlink:href="http://webaim.org/resources/contrastchecker/" office:target-frame-name="_blank" xlink:show="new" text:style-name="Internet_20_link" text:visited-style-name="Visited_20_Internet_20_Link">WebAIM's color contrast checker</text:a> will let you compare any two colors to see if their contrast level is accessible. If you're still having trouble choosing a color palette, <text:a xlink:type="simple" xlink:href="https://color.adobe.com/" office:target-frame-name="_blank" xlink:show="new" text:style-name="Internet_20_link" text:visited-style-name="Visited_20_Internet_20_Link">Color Adobe</text:a> lets you browse designers' color schemes and get ideas, complete with color hex values!</text:p>
      <text:p text:style-name="Text_20_body">When you're done, submit a link to a repl.it with your app in it through your <text:a xlink:type="simple" xlink:href="https://dashboard.thinkful.com/" text:style-name="Internet_20_link" text:visited-style-name="Visited_20_Internet_20_Link">dashboard</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6:56:23.361526315</meta:creation-date>
    <dc:date>2017-11-16T19:14:10.777956106</dc:date>
    <meta:editing-duration>PT22M45S</meta:editing-duration>
    <meta:editing-cycles>2</meta:editing-cycles>
    <meta:generator>LibreOffice/5.1.6.2$Linux_X86_64 LibreOffice_project/10m0$Build-2</meta:generator>
    <meta:document-statistic meta:table-count="0" meta:image-count="0" meta:object-count="0" meta:page-count="7" meta:paragraph-count="129" meta:word-count="1680" meta:character-count="9505" meta:non-whitespace-character-count="7940"/>
  </office:meta>
</office:document-meta>
</file>